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tivation</text:p>
      <text:p text:style-name="Standard">Path understanding would enable a number of </text:p>
      <text:p text:style-name="Standard">applications, including automated geotagging of text and </text:p>
      <text:p text:style-name="Standard">speech, robots that can follow human route instructions, and </text:p>
      <text:p text:style-name="Standard">NL-description-based localization. </text:p>
      <text:p text:style-name="Standard"/>
      <text:p text:style-name="P1">Previous work:</text:p>
      <text:p text:style-name="P3">Map assisted understanding</text:p>
      <text:p text:style-name="Standard">Koller : "Find the computer,*" extracts a landmark word (e.g., </text:p>
      <text:p text:style-name="Standard">"computer") and, assuming access to an object or place detector, uses a semantic </text:p>
      <text:p text:style-name="Standard">map of the environment together with a model of contextual relationships between </text:p>
      <text:p text:style-name="Standard">objects to infer a plan that finds the query object with minimal travel ti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baz Khan</meta:initial-creator>
    <meta:creation-date>2013-06-11T10:52:57</meta:creation-date>
    <dc:date>2013-06-14T17:41:06</dc:date>
    <dc:creator>Arbaz Khan</dc:creator>
    <meta:editing-duration>PT32M3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1" meta:word-count="80" meta:character-count="550" meta:non-whitespace-character-count="473"/>
  </office:meta>
</office:document-meta>
</file>